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f13d" officeooo:paragraph-rsid="0012f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los modelos de natalidad y mortalidad se han empleado <text:s/>los archivos:</text:p>
      <text:p text:style-name="P1">EXCEL_ 2</text:p>
      <text:p text:style-name="P1">EXCEL_ 4</text:p>
      <text:p text:style-name="P1"/>
      <text:p text:style-name="P1">Los notebooks se han ejecutado en Google Colab y se han leido los archivos antes citados desde googledr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17:44:55.136999795</meta:creation-date>
    <dc:date>2022-05-20T17:46:11.658370107</dc:date>
    <meta:editing-duration>PT1M17S</meta:editing-duration>
    <meta:editing-cycles>1</meta:editing-cycles>
    <meta:document-statistic meta:table-count="0" meta:image-count="0" meta:object-count="0" meta:page-count="1" meta:paragraph-count="4" meta:word-count="34" meta:character-count="196" meta:non-whitespace-character-count="165"/>
    <meta:generator>LibreOffice/6.0.7.3$Linux_X86_64 LibreOffice_project/00m0$Build-3</meta:generator>
  </office:meta>
</office:document-meta>
</file>